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524cm" svg:y="0.508cm">
          <draw:text-box>
            <text:p text:style-name="P1"><text:span text:style-name="T1">Holy Gospel</text:span></text:p>
            <text:p text:style-name="P1"><text:span text:style-name="T2">John 17:20–26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146cm" svg:height="9.269cm" svg:x="1.524cm" svg:y="0.508cm">
          <draw:text-box>
            <text:p text:style-name="P4"><text:span text:style-name="T3">20</text:span><text:span text:style-name="T4">[Jesus said:] “I do not ask for these only, but also for those who will believe in me through their word, </text:span><text:span text:style-name="T3">21</text:span><text:span text:style-name="T4">that they may all be one, just as you, Father, are in me, and I in you, that they also may be in us, so that the world may believe that you have sent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5.146cm" svg:height="9.269cm" svg:x="1.524cm" svg:y="0.508cm">
          <draw:text-box>
            <text:p text:style-name="P4"><text:span text:style-name="T3">22</text:span><text:span text:style-name="T4">The glory that you have given me I have given to them, that they may be one even as we are one, </text:span><text:span text:style-name="T3">23</text:span><text:span text:style-name="T4">I in them and you in me, that they may become perfectly one, so that the world may know that you sent me and loved them even as you loved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25.146cm" svg:height="6.263cm" svg:x="1.524cm" svg:y="0.508cm">
          <draw:text-box>
            <text:p text:style-name="P4"><text:span text:style-name="T3">24</text:span><text:span text:style-name="T4">Father, I desire that they also, whom you have given me, may be with me where I am, to see my glory that you have given me because you loved me before the foundation of the wor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5.146cm" svg:height="9.269cm" svg:x="1.524cm" svg:y="0.508cm">
          <draw:text-box>
            <text:p text:style-name="P4"><text:span text:style-name="T3">25</text:span><text:span text:style-name="T4">O righteous Father, even though the world does not know you, I know you, and these know that you have sent me. </text:span><text:span text:style-name="T3">26</text:span><text:span text:style-name="T4">I made known to them your name, and I will continue to make it known, that the love with which you have loved me may be in them, and I in them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10:13:37.662000000</meta:creation-date>
    <dc:date>2016-05-05T11:38:34.370000000</dc:date>
    <meta:editing-duration>PT8M8S</meta:editing-duration>
    <meta:editing-cycles>4</meta:editing-cycles>
    <meta:generator>LibreOffice/5.1.2.2$Windows_X86_64 LibreOffice_project/d3bf12ecb743fc0d20e0be0c58ca359301eb705f</meta:generator>
    <meta:document-statistic meta:object-count="36"/>
  </office:meta>
</office:document-meta>
</file>